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roper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make( PropertyList propertyList , String value , FObj 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ingProperty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Property.StringProperty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roperty.getInstanc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Property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